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erif" svg:font-family="'Source Han Serif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erif" svg:font-family="'Source Han Serif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03:05:24.90967786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1.2$Linux_X86_64 LibreOffice_project/20$Build-2</meta:generator>
  </office:meta>
</office:document-meta>
</file>